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9709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4.6673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2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ontology_label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query</text:p>
          </table:table-cell>
          <table:table-cell table:style-name="pd1" table:number-columns-repeated="5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044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obsolete_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unipolar depression, depressive symptom measurem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132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large artery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rge artery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mall vessel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mall vessel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embol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embolic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43</text:p>
          </table:table-cell>
          <table:table-cell table:number-columns-repeated="2"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large artery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rge artery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908</text:p>
          </table:table-cell>
          <table:table-cell table:number-columns-repeated="2"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mall vessel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mall vessel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embol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embolic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, hip, osteoarthritis,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, osteoarthritis, kn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obsolete_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olete_glauc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2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30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obsolete_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obsolete_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waist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overweight body mass index sta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a-996</text:p>
          </table:table-cell>
          <table:table-cell table:number-columns-repeated="2"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Pan troglody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Pan troglody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non-melanoma ski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lower respiratory tract infe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4980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rythematosquamous dermat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, mixed conductive-sensorineur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oise-induced 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lauc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transient ischemic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ocular 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Prinzmetal's angin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ang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Arterial thromb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rterial thromb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acalculous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orthopedic nurs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Arterial thromb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rterial thromb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transient ischemic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ocular 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lauc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oise-induced 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Hyperplastic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hyperplastic pol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a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rythematosquamous dermat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rotator cuff tea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otator cuff t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Prinzmetal's angin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ang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lower respiratory trac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er respiratory trac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cyst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arly gestational weight g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unipola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ipolar 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albinism-hearing loss syndrom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binism-hearing loss syndr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cutaneous mela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utaneous melan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a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plastic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voice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visceral malformation of the liver, biliary tract, pancreas or splee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temporomandibular joint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voice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pigmented villonodular 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igmented villonodular synovi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pulmonary coin le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autoimmune disorder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lymphoid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ymphoid tiss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26T13:33:18.280724890</dc:date>
    <meta:editing-duration>PT1H39M7S</meta:editing-duration>
    <meta:editing-cycles>55</meta:editing-cycles>
    <meta:generator>LibreOffice/7.3.7.2$Linux_X86_64 LibreOffice_project/30$Build-2</meta:generator>
    <meta:document-statistic meta:table-count="1" meta:cell-count="2083" meta:object-count="0"/>
  </office:meta>
</office:document-meta>
</file>